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sans-serif" svg:font-family="sans-serif"/>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cm"/>
      <style:text-properties style:font-name="sans-serif" fo:font-size="12pt" style:text-underline-style="none" fo:font-weight="bold" style:font-size-asian="12pt" style:font-weight-asian="bold" style:font-size-complex="12pt" style:font-weight-complex="bold"/>
    </style:style>
    <style:style style:name="P2" style:family="paragraph" style:parent-style-name="Standard">
      <style:paragraph-properties fo:margin-top="0cm" fo:margin-bottom="0cm"/>
      <style:text-properties style:font-name="sans-serif" fo:font-size="12pt" style:text-underline-style="none" style:font-size-asian="12pt" style:font-size-complex="12pt"/>
    </style:style>
    <style:style style:name="P3" style:family="paragraph" style:parent-style-name="Standard">
      <style:paragraph-properties fo:margin-top="0cm" fo:margin-bottom="0cm"/>
      <style:text-properties style:font-name="sans-serif" fo:font-size="12pt" style:text-underline-style="none" fo:font-weight="normal" style:font-size-asian="12pt" style:font-weight-asian="normal" style:font-size-complex="12pt" style:font-weight-complex="normal"/>
    </style:style>
    <style:style style:name="P4" style:family="paragraph" style:parent-style-name="Standard">
      <style:paragraph-properties fo:margin-top="0cm" fo:margin-bottom="0cm"/>
      <style:text-properties style:font-name="sans-serif" fo:font-size="14.25pt" style:text-underline-style="solid" style:text-underline-width="auto" style:text-underline-color="font-color"/>
    </style:style>
    <style:style style:name="P5" style:family="paragraph" style:parent-style-name="Standard">
      <style:paragraph-properties fo:margin-top="0cm" fo:margin-bottom="0cm"/>
      <style:text-properties style:font-name="sans-serif" fo:font-size="14.25pt" style:text-underline-style="none"/>
    </style:style>
    <style:style style:name="P6" style:family="paragraph" style:parent-style-name="Standard">
      <style:paragraph-properties fo:margin-top="0cm" fo:margin-bottom="0cm"/>
      <style:text-properties style:font-name="sans-serif" fo:font-size="11pt" style:text-underline-style="none" style:font-size-asian="11pt" style:font-size-complex="11pt"/>
    </style:style>
    <style:style style:name="P7" style:family="paragraph" style:parent-style-name="Standard">
      <style:paragraph-properties fo:margin-top="0cm" fo:margin-bottom="0cm"/>
      <style:text-properties style:font-name="sans-serif" fo:font-size="11pt" style:text-underline-style="none" fo:font-weight="normal" style:font-size-asian="11pt" style:font-weight-asian="normal" style:font-size-complex="11pt" style:font-weight-complex="normal"/>
    </style:style>
    <style:style style:name="P8" style:family="paragraph" style:parent-style-name="Standard">
      <style:paragraph-properties fo:margin-top="0cm" fo:margin-bottom="0cm"/>
      <style:text-properties style:font-name="sans-serif" fo:font-size="11pt" style:text-underline-style="none" fo:font-weight="bold" style:font-size-asian="11pt" style:font-weight-asian="bold" style:font-size-complex="11pt" style:font-weight-complex="bold"/>
    </style:style>
    <style:style style:name="P9" style:family="paragraph" style:parent-style-name="Standard">
      <style:paragraph-properties fo:margin-top="0cm" fo:margin-bottom="0cm"/>
      <style:text-properties style:font-name="Consolas" fo:font-size="10pt" style:text-underline-style="none" style:font-name-asian="Consolas" style:font-size-asian="10pt" style:font-name-complex="Consolas" style:font-size-complex="10pt"/>
    </style:style>
    <style:style style:name="P10" style:family="paragraph" style:parent-style-name="Standard">
      <style:paragraph-properties fo:margin-top="0cm" fo:margin-bottom="0cm"/>
      <style:text-properties style:font-name="Consolas" fo:font-size="10pt" style:font-size-asian="10pt" style:font-size-complex="10pt"/>
    </style:style>
    <style:style style:name="P11" style:family="paragraph" style:parent-style-name="Standard">
      <style:paragraph-properties fo:margin-top="0cm" fo:margin-bottom="0cm" fo:break-before="page"/>
      <style:text-properties style:font-name="sans-serif" fo:font-size="12pt" style:text-underline-style="none" style:font-size-asian="12pt" style:font-size-complex="12pt"/>
    </style:style>
    <style:style style:name="P12" style:family="paragraph" style:parent-style-name="Text_20_body">
      <style:paragraph-properties fo:margin-top="0cm" fo:margin-bottom="0cm" fo:text-align="start" style:justify-single-word="false"/>
      <style:text-properties style:font-name="sans-serif" fo:font-size="12pt" style:text-underline-style="none" fo:font-weight="normal" style:font-size-asian="12pt" style:font-weight-asian="normal" style:font-size-complex="12pt" style:font-weight-complex="normal"/>
    </style:style>
    <style:style style:name="P13" style:family="paragraph" style:parent-style-name="Text_20_body">
      <style:paragraph-properties fo:margin-top="0cm" fo:margin-bottom="0cm"/>
      <style:text-properties style:font-name="sans-serif" fo:font-size="11pt" style:text-underline-style="none" fo:font-weight="bold" style:font-size-asian="11pt" style:font-weight-asian="bold" style:font-size-complex="11pt" style:font-weight-complex="bold"/>
    </style:style>
    <style:style style:name="P14" style:family="paragraph" style:parent-style-name="Text_20_body">
      <style:paragraph-properties fo:margin-top="0cm" fo:margin-bottom="0cm"/>
      <style:text-properties style:font-name="sans-serif" fo:font-size="11pt" style:text-underline-style="none" fo:font-weight="normal" style:font-size-asian="11pt" style:font-weight-asian="normal" style:font-size-complex="11pt" style:font-weight-complex="normal"/>
    </style:style>
    <style:style style:name="P15"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size-asian="10pt" style:font-size-complex="10pt"/>
    </style:style>
    <style:style style:name="P16" style:family="paragraph" style:parent-style-name="Standard">
      <style:paragraph-properties fo:margin-left="0cm" fo:margin-right="0cm" fo:text-align="start" style:justify-single-word="false" fo:text-indent="0cm" style:auto-text-indent="false" style:text-autospace="none"/>
      <style:text-properties style:font-name="sans-serif" fo:font-size="11pt" style:text-underline-style="none" style:font-size-asian="11pt" style:font-size-complex="11pt"/>
    </style:style>
    <style:style style:name="P17" style:family="paragraph" style:parent-style-name="Standard" style:master-page-name="MP0">
      <style:paragraph-properties style:page-number="auto" fo:break-before="page"/>
    </style:style>
    <style:style style:name="P18" style:family="paragraph" style:parent-style-name="Standard">
      <style:paragraph-properties fo:margin-top="0cm" fo:margin-bottom="0cm"/>
      <style:text-properties style:font-name="sans-serif" fo:font-size="11pt" style:text-underline-style="none" fo:font-weight="normal" style:font-size-asian="11pt" style:font-weight-asian="normal" style:font-size-complex="11pt" style:font-weight-complex="normal"/>
    </style:style>
    <style:style style:name="P19" style:family="paragraph" style:parent-style-name="Standard">
      <style:paragraph-properties fo:margin-top="0cm" fo:margin-bottom="0cm"/>
      <style:text-properties style:font-name="sans-serif" fo:font-size="12pt" style:text-underline-style="none" fo:font-weight="bold" style:font-size-asian="12pt" style:font-weight-asian="bold" style:font-size-complex="12pt" style:font-weight-complex="bold"/>
    </style:style>
    <style:style style:name="P20" style:family="paragraph" style:parent-style-name="Standard">
      <style:paragraph-properties fo:margin-top="0cm" fo:margin-bottom="0cm" fo:text-align="start" style:justify-single-word="false"/>
      <style:text-properties style:font-name="sans-serif" fo:font-size="12pt" style:text-underline-style="none" fo:font-weight="normal" style:font-size-asian="12pt" style:font-weight-asian="normal" style:font-size-complex="12pt" style:font-weight-complex="normal"/>
    </style:style>
    <style:style style:name="P21" style:family="paragraph" style:parent-style-name="Listenabsatz" style:list-style-name="L1"/>
    <style:style style:name="P22" style:family="paragraph" style:parent-style-name="Heading_20_2">
      <style:text-properties style:text-underline-style="none"/>
    </style:style>
    <style:style style:name="T1" style:family="text">
      <style:text-properties fo:font-weight="bold" style:font-weight-asian="bold"/>
    </style:style>
    <style:style style:name="T2" style:family="text">
      <style:text-properties fo:font-size="12pt" style:font-size-asian="12pt" style:font-size-complex="12pt"/>
    </style:style>
    <style:style style:name="T3" style:family="text">
      <style:text-properties fo:color="#000000"/>
    </style:style>
    <style:style style:name="T4" style:family="text">
      <style:text-properties fo:color="#000000" style:font-name-asian="Consolas" style:font-name-complex="Consolas"/>
    </style:style>
    <style:style style:name="T5" style:family="text">
      <style:text-properties fo:color="#000000" style:text-underline-style="none" style:font-name-asian="Consolas" style:font-name-complex="Consolas"/>
    </style:style>
    <style:style style:name="T6" style:family="text">
      <style:text-properties fo:color="#6a3e3e"/>
    </style:style>
    <style:style style:name="T7" style:family="text">
      <style:text-properties fo:color="#6a3e3e" style:font-name-asian="Consolas" style:font-name-complex="Consolas"/>
    </style:style>
    <style:style style:name="T8" style:family="text">
      <style:text-properties fo:color="#6a3e3e" style:text-underline-style="none" style:font-name-asian="Consolas" style:font-name-complex="Consolas"/>
    </style:style>
    <style:style style:name="T9" style:family="text">
      <style:text-properties fo:color="#7f0055" fo:font-weight="bold" style:font-weight-asian="bold" style:font-weight-complex="bold"/>
    </style:style>
    <style:style style:name="T10" style:family="text">
      <style:text-properties fo:color="#7f0055" style:text-underline-style="none" fo:font-weight="bold" style:font-name-asian="Consolas" style:font-weight-asian="bold" style:font-name-complex="Consolas" style:font-weight-complex="bold"/>
    </style:style>
    <text:list-style style:name="L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Absatz-Standardschriftart"><text:span text:style-name="T1">Team</text:span></text:span>: Gruppe 1, Team 1; Alex Mantel, Daniel Hofmeister</text:p>
      <text:p text:style-name="Standard"><text:span text:style-name="Absatz-Standardschriftart"><text:span text:style-name="T1">Aufgabenaufteilung</text:span></text:span>: </text:p>
      <text:list xml:id="list5500039313984274234" text:style-name="L1">
        <text:list-item>
          <text:p text:style-name="P21">Alex Mantel <text:line-break/>Implementierung des Floyd-Warshall Algorithmus, Anpassung der GUI, Tests</text:p>
        </text:list-item>
        <text:list-item>
          <text:p text:style-name="P21">Daniel Hofmeister, <text:line-break/>Implementierung des Dijkstra Algorithmus, <text:s/>zufällige Graphgenerierung, Dokumentation, Tests</text:p>
        </text:list-item>
      </text:list>
      <text:p text:style-name="Standard"><text:span text:style-name="Absatz-Standardschriftart"><text:span text:style-name="T1">Quellenangaben</text:span></text:span>: <text:tab/></text:p>
      <text:p text:style-name="Standard"><text:span text:style-name="Absatz-Standardschriftart"><text:span text:style-name="T1">Bearbeitungszeitraum</text:span></text:span>: <text:tab/>Alex Mantel <text:tab/><text:tab/>? Stunden<text:line-break/><text:tab/><text:tab/><text:tab/><text:tab/>Daniel Hofmeister <text:tab/>30 Stunden</text:p>
      <text:p text:style-name="Standard"><text:span text:style-name="Absatz-Standardschriftart"><text:span text:style-name="T1">Aktueller Stand</text:span></text:span>: </text:p>
      <text:p text:style-name="Standard"/>
      <text:h text:style-name="P22" text:outline-level="2">Dokumentation:</text:h>
      <text:p text:style-name="P5">Algorithmus:<text:line-break/><text:span text:style-name="T2">Dijkstra Algorithmus:</text:span></text:p>
      <text:p text:style-name="P6">[1]Generell funktioniert dieser Algorithmus indem in einer Art Breitensuche der kürzeste Weg vom Startknoten zu allen anderen Knoten ermittelt wird bis man am Ziel angekommen ist. Dabei wird jedem Knoten über Laufe des Algorithmus ein „Vorgänger“ zugewiesen, der den kürzesten Vorknoten in Richtung Startknoten anzeigt. Auch erhalten alle Knoten einen „Distanzwert“, der die Distanz zwischen Knoten und Startknoten angibt. Zum Anfang setzen wir den Startknoten als „aktuellen Knoten“.</text:p>
      <text:p text:style-name="P6">[2]Man nimmt nun den aktuellen Knoten und sucht sich alle ausgehenden Kanten. Für jede Kante wird folgendes gemacht: Der andere Knoten der Kante wird zum „betrachtetem Knoten“. Nun ermittelt man die „potentielle Distanz“ zum „betrachtetem Knoten“, dafür rechnet man (Distanzwert des aktuellen Knotens + Gewicht der Kante). Nun überprüft man, ob die „potentielle Distanz“ größer ist als der „Distanzwert“ des „betrachtetem Knoten“. Ist dies nicht der Fall, oder steht noch gar nichts als Distanzwert, schreibt man die „potentielle Distanz“ in den „Distanzwert“ und der „Vorgänger“ wird der aktuelle Knoten. Der „betrachtete Knoten“ kommt nun in eine Liste mit dem Namen „offene Knoten“.</text:p>
      <text:p text:style-name="P6">[3]Hat man alle Kanten abgearbeitet, schiebt man den aktuellen Knoten in eine Liste „Angeschaute Knoten“ und bestimmt den neuen „aktuellen Knoten“. Diesen erhält man, indem man aus der Liste der „offenen Knoten“ den Knoten nimmt, der den geringsten Distanzwert hat. Man überprüft nun, ob der „aktuelle Knoten“ der gesuchte Zielknoten ist, ist das der Fall ist man fertig und man kann den Weg ausgeben indem man einfach vom Zielknoten aus über die Vorgänger zurück zum Startknoten alle Knoten ausgibt. Ist dies nicht der Fall, gehen wir mit dem neuen „aktuellem Knoten“ zurück zu [2] und wiederholen diesen Teil des Algorithmus so lange bis das Ziel gefunden wurde oder die Liste „offene Knoten“ leer ist. Ist zweiteres der Fall, so gibt es leider keinen Weg zwischen Start-und Zielknoten.</text:p>
      <text:p text:style-name="P6"/>
      <text:p text:style-name="P2"><text:line-break/></text:p>
      <text:p text:style-name="P11">Zufällige Graphen Generierung:</text:p>
      <text:p text:style-name="P6">Man benötigt hierfür zwei Werte: [Anzahl der Knoten] und [Anzahl der Kanten].</text:p>
      <text:p text:style-name="P6">[1] Da die Benennung der Knoten hierbei egal sind (zufällig generierte Knoten haben keine Bedeutung die man als Knotennamen festsetzen könnte) kann man einfach Zahlen verwenden, von 1-[Anzahl der Knoten] und diese dem Graph zufügen.</text:p>
      <text:p text:style-name="P6">[2] Die Kanten werden erstellt, für jeden der zu erstellenden Kanten zwei zufällige der vorher erstellten Knoten wählt als Kantenquelle und Kantenziel. Nun wählt man eine zufällige Gewichtung und trägt Kante+Gewichtung in den Graphen ein.</text:p>
      <text:p text:style-name="P2"/>
      <text:p text:style-name="P5">Datenstrukturen:</text:p>
      <text:p text:style-name="P2">Dijkstra</text:p>
      <text:p text:style-name="P6">Zur Initalisierung benötigen wir neben des Graphen und des Ziel-und Startknoten auch zwei Sets und zwei Maps.</text:p>
      <text:p text:style-name="P6">Das erste Set ist für die „finished_nodes“, also die bereits vollständig abgehandelten Knoten und das zweite für die „open_nodes“, also die Knoten die in nächster Zeit angeschaut werden sollen.</text:p>
      <text:p text:style-name="P6">Mit den Maps stellen wir die Abbildung zwischen Knoten-Vorgänger und Knoten-Distanz dar. Es wäre denkbar gewesen nur eine Abbildung zu wählen, z.b. Map&lt;Vertex,Arraylist&lt;Object&gt;&gt;, wobei ArrayList[0] = vorgänger und ArrayList[1] = Distanz wäre, jedoch würde dies den Code unnötig komplizierter und weniger lesbar machen.</text:p>
      <text:p text:style-name="P5"/>
      <text:p text:style-name="P5">Implementierung:</text:p>
      <text:p text:style-name="P2">Dijkstra</text:p>
      <text:p text:style-name="P6">Der Algorithmus lies sich leicht in java umsetzen. Beim Vergleich der Distanzwerte musste man aufpassen, dass bei einem noch nicht initialisiertem Knoten der Wert auf null steht und man diese nicht mit einem Double vergleichen kann. Ein zufälligen Wert zu wählen wäre natürlich auch nicht sinnvoll da unter Umständen das Gewicht/die Distanz über diesem liegen könnte. Man kann jedoch einfach den MAX_DOUBLE verwenden um zu garantieren, dass bei einem nicht initialisiertem Knoten immer die potentielle Distanz eingetragen wird.</text:p>
      <text:p text:style-name="P6"/>
      <text:p text:style-name="P2">Zufällige Graph Generierung</text:p>
      <text:p text:style-name="P6">Die Erstellung der Sequenz (1-Anzahl_Knoten) für die Knoten ist ein kurzer Einzeiler.</text:p>
      <text:p text:style-name="P6">Bei der Ermittlung der Knoten für jede Kante suchen wir nicht nach einem zufälligem Knoten aus einer Liste (dies würde sowohl die Ermittlung einer Zufallszahl als auch den Zugriff auf ein Array/List erfordern), erstellen wir nur eine Zufallszahl im Bereich der Knoten, da wir eine so einfache Art der Knotenbenennung gewählt haben ist das ohne Probleme möglich. Man muss bei der Verwendung von Random nur aufpassen, dass z.b. bei Knoten=20:</text:p>
      <text:p text:style-name="P9"><text:span text:style-name="T3">Random </text:span><text:span text:style-name="T6">generator</text:span><text:span text:style-name="T3"> = </text:span><text:span text:style-name="T9">new</text:span><text:span text:style-name="T3"> Random();</text:span></text:p>
      <text:p text:style-name="P15"><text:span text:style-name="T4">Integer </text:span><text:span text:style-name="T7">i</text:span><text:span text:style-name="T4"> = </text:span><text:span text:style-name="T7">generator</text:span><text:span text:style-name="T4">.nextInt(Knoten);</text:span></text:p>
      <text:p text:style-name="P16">einen Wert zwischen (und einschließlich) 0 und 20 liefert. Nun ist 0 aber kein Teil unserer Knoten, also rechnen wir am Ende noch +1 mit drauf. Dies gibt uns jedoch nun einen Wert zwischen 1 und 21, also müssen wir vom Knotenwert noch einen abziehen.</text:p>
      <text:p text:style-name="P10"><text:span text:style-name="T5">Random </text:span><text:span text:style-name="T8">generator</text:span><text:span text:style-name="T5"> = </text:span><text:span text:style-name="T10">new</text:span><text:span text:style-name="T5"> Random();</text:span></text:p>
      <text:p text:style-name="P10"><text:span text:style-name="T4">Integer </text:span><text:span text:style-name="T7">v_int1</text:span><text:span text:style-name="T4"> = </text:span><text:span text:style-name="T7">generator</text:span><text:span text:style-name="T4">.nextInt(</text:span><text:span text:style-name="T7">Knoten</text:span><text:span text:style-name="T4">-1)+1;</text:span></text:p>
      <text:p text:style-name="P6">Damit erhalten wir einen gewünschten Knoten. Auch bei der zufälligen Bestimmung des Gewichts muss man aufpassen, nicht 0 oder einen negativen Wert zu generieren.</text:p>
      <text:p text:style-name="P5"><text:soft-page-break/></text:p>
      <text:p text:style-name="P5">Tests:</text:p>
      <text:p text:style-name="P2">Dijstrka</text:p>
      <text:p text:style-name="P6">Einfache Tests für den Algorithmus wurden geschrieben.</text:p>
      <text:p text:style-name="P6"/>
      <text:p text:style-name="P2">Zufällige Graph Generierung</text:p>
      <text:p text:style-name="P6">Einfacher Test zur Überprüfung auf korrekte Kanten&amp;Knotenanzahl wurde geschrieben.</text:p>
      <text:p text:style-name="P5"/>
      <text:p text:style-name="P5"/>
      <text:p text:style-name="P5">Beantwortung der Fragen:</text:p>
      <text:p text:style-name="P4"/>
      <text:p text:style-name="P1">Bekommen Sie für einen Graphen immer den gleichen kürzesten Weg? Warum?</text:p>
      <text:p text:style-name="P14">Ja, erhalten wir. Der Grund liegt im Determinismus der unseren Algorithmen anhaftet, sie laufen immer gleich durch ohne Zufallselement oder „Wahl“ was als nächstes gemacht werden muss.</text:p>
      <text:p text:style-name="P13"/>
      <text:p text:style-name="P13"/>
      <text:p text:style-name="P1">Was passiert, wenn der Eingabegraph negative Kantengewichte hat?</text:p>
      <text:p text:style-name="P7">Wir erlauben keine negativen Kanten beim Einlesen der Graphen, deshalb würde vorher ein Fehler geworfen werden, nicht desto trotzt würde der Floyd Warshall dies erkennen und terminieren. Liegt ein negativer Kreis vor, würde der Dijkstra in eine Endlosschleife übergehen.</text:p>
      <text:p text:style-name="P8"/>
      <text:p text:style-name="P1">Wie allgemein ist Ihre Konstruktion von BIG, kann jeder beliebige, gerichtete Graph erzeugt werden?</text:p>
      <text:p text:style-name="P7">Die Gewichte müssen positiv sein, ansonsten gibt es keine Limitierung außerhalb der vorgegeben Werte (Anzahl Kanten und Knoten).</text:p>
      <text:p text:style-name="P1"/>
      <text:p text:style-name="P1">Wie testen Sie für BIG, ob Ihre Implementierung den kürzesten Weg gefunden hat?</text:p>
      <text:p text:style-name="P7">Da wir nicht Wissen wie BIG aussieht da er zufällig generiert wurde, müssen wir verschiedene Implementationen von Suchalgorithmen gegeneinander testen und schauen, ob das gleiche Ergebnis herauskommt. Bei unterschiedlichen Pfaden kann man auch die zurückgelegte Gesamtdistanz vergleichen, sollten unterschiedliche (aber dennoch korrekte) Wege gefunden werden.</text:p>
      <text:p text:style-name="P7">Das ist zwar keine Garantie, dass der kürzeste Weg gefunden wurde (beide Algorithmen könnten fehlerhaft sein), doch ist es durchaus wahrscheinlicher dass der Weg dann stimmt. Man kann diese Wahrscheinlichkeit erhöhen, indem noch mehr Implementationen gegen den Graphen getestet werden.</text:p>
      <text:p text:style-name="P1"/>
      <text:p text:style-name="P1">Wie müssten Sie Ihre Lösung erweitern, um die Menge der kürzesten Wege zu bekommen?</text:p>
      <text:p text:style-name="P3">Dijkstra</text:p>
      <text:p text:style-name="P7">Anstelle nur einen Vorgänger zuzulassen, könnte man eine Liste aus Vorgängern akzeptieren sollten Distanzwerte übereinstimmen (also es mehrere gleiche Wege gibt). Bei <text:soft-page-break/>der Wegrekonstruktion müsste man bei jeder solcher Liste mit mehreren Argumenten zusätzliche Wege nachgehen und am Ende alle Wege ausgeben.</text:p>
      <text:p text:style-name="P1"/>
      <text:p text:style-name="P1">Wie müssten Sie Ihre Lösung erweitern, damit die Suche nicht-deterministisch ist?</text:p>
      <text:p text:style-name="P20">Dijkstra:</text:p>
      <text:p text:style-name="P12">Um die Suche nicht-deterministisch zu machen könnte man jedes mal wenn Distanzwerte übereinstimmen (die Wege zu dem Knoten also identisch lang sind) per Zufall bestimmen lassen, welcher nun als Vorgänger eingetragen wird. Damit weißt man nie, welcher, wenn es mehrere Möglichkeiten gibt, Weg grade berechnet wir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sans-serif" svg:font-family="sans-serif"/>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fo:text-shadow="none"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Listenabsatz" style:family="paragraph" style:parent-style-name="Standard">
      <style:paragraph-properties fo:margin="100%" fo:margin-left="1.27cm" fo:margin-right="0cm" fo:margin-top="0cm" fo:margin-bottom="0.353cm" fo:hyphenation-ladder-count="no-limit" fo:text-indent="0cm" style:auto-text-indent="false">
        <style:tab-stops/>
      </style:paragraph-properties>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Absatz-Standardschriftart"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Prof. Dr. Klauck</meta:initial-creator>
    <meta:creation-date>2011-07-05T12:37:00Z</meta:creation-date>
    <dc:date>2014-11-05T17:07:38.80</dc:date>
    <meta:editing-cycles>30</meta:editing-cycles>
    <meta:editing-duration>PT4H52M46S</meta:editing-duration>
    <dc:creator>Daniel H</dc:creator>
    <meta:document-statistic meta:table-count="0" meta:image-count="0" meta:object-count="0" meta:page-count="4" meta:paragraph-count="55" meta:word-count="1127" meta:character-count="7819"/>
    <meta:template xlink:type="simple" xlink:actuate="onRequest" xlink:title="" xlink:href="../PFormal.odt/Normal.dotm"/>
  </office:meta>
</office:document-meta>
</file>